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language="en" fo:country="US"/>
    </style:style>
    <style:style style:name="P3" style:parent-style-name="Normal" style:family="paragraph">
      <style:paragraph-properties fo:text-align="justify"/>
    </style:style>
    <style:style style:name="T4" style:parent-style-name="Policepardéfaut" style:family="text">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T5" style:parent-style-name="Policepardéfaut" style:family="text">
      <style:text-properties style:font-name-complex="Times New Roman" fo:font-weight="normal" style:font-weight-asian="normal" style:font-weight-complex="bold" fo:font-size="12pt" style:font-size-asian="12pt" style:font-size-complex="9pt"/>
    </style:style>
    <style:style style:name="T6" style:parent-style-name="Policepardéfaut" style:family="text">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T7" style:parent-style-name="Policepardéfaut" style:family="text">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T8" style:parent-style-name="Policepardéfaut" style:family="text">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T9" style:parent-style-name="Policepardéfaut" style:family="text">
      <style:text-properties style:font-name-complex="Times New Roman" fo:font-weight="normal" style:font-weight-asian="normal" style:font-weight-complex="bold" fo:font-size="12pt" style:font-size-asian="12pt" style:font-size-complex="9pt"/>
    </style:style>
    <style:style style:name="P10" style:parent-style-name="Normal" style:family="paragraph">
      <style:paragraph-properties fo:margin-top="0.25in" fo:margin-bottom="0.25in" style:line-height-at-least="0.25in"/>
      <style:text-properties style:font-name="Arial" style:font-name-asian="Times New Roman" style:font-name-complex="Arial" style:font-weight-complex="bold" fo:color="#1F1F1F" fo:font-size="12pt" style:font-size-asian="12pt" style:font-size-complex="12pt" style:language-asian="fr" style:country-asian="FR"/>
    </style:style>
    <style:style style:name="P11" style:parent-style-name="Normal" style:family="paragraph">
      <style:paragraph-properties fo:margin-top="0.25in" fo:margin-bottom="0.25in" style:line-height-at-least="0.25in"/>
    </style:style>
    <style:style style:name="T12" style:parent-style-name="Policepardéfaut" style:family="text">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T13" style:parent-style-name="Policepardéfaut" style:family="text">
      <style:text-properties style:font-name-asian="Times New Roman" style:font-name-complex="Times New Roman" fo:font-weight="normal" style:font-weight-asian="normal" fo:font-size="12pt" style:font-size-asian="12pt" style:font-size-complex="12pt" style:language-asian="fr" style:country-asian="FR"/>
    </style:style>
    <style:style style:name="T14" style:parent-style-name="Policepardéfaut" style:family="text">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T15" style:parent-style-name="Policepardéfaut" style:family="text">
      <style:text-properties style:font-name-asian="Times New Roman" style:font-name-complex="Times New Roman" fo:font-weight="normal" style:font-weight-asian="normal" fo:font-size="12pt" style:font-size-asian="12pt" style:font-size-complex="12pt" style:language-asian="fr" style:country-asian="FR"/>
    </style:style>
    <style:style style:name="T16" style:parent-style-name="Policepardéfaut" style:family="text">
      <style:text-properties style:font-name-asian="Times New Roman" style:font-name-complex="Times New Roman" fo:font-weight="normal" style:font-weight-asian="normal" fo:font-size="12pt" style:font-size-asian="12pt" style:font-size-complex="12pt" style:language-asian="fr" style:country-asian="FR"/>
    </style:style>
    <style:style style:name="P17" style:parent-style-name="Normal" style:family="paragraph">
      <style:paragraph-properties fo:margin-top="0.25in" fo:margin-bottom="0.25in" style:line-height-at-least="0.25in" fo:text-indent="0.4916in"/>
      <style:text-properties style:font-name-asian="Times New Roman" style:font-name-complex="Times New Roman" fo:font-weight="normal" style:font-weight-asian="normal" fo:font-size="12pt" style:font-size-asian="12pt" style:font-size-complex="12pt" style:language-asian="fr" style:country-asian="FR"/>
    </style:style>
    <style:style style:name="P18" style:parent-style-name="NormalWeb" style:list-style-name="LFO5" style:family="paragraph">
      <style:paragraph-properties fo:margin-top="0.25in" fo:margin-bottom="0.25in" fo:background-color="#FFFFFF"/>
    </style:style>
    <style:style style:name="T19" style:parent-style-name="Élevé" style:family="text">
      <style:text-properties style:font-name="Times New Roman" style:font-name-complex="Times New Roman" fo:color="#1F1F1F"/>
    </style:style>
    <style:style style:name="T20" style:parent-style-name="Élevé" style:family="text">
      <style:text-properties style:font-name="Times New Roman" style:font-name-complex="Times New Roman" fo:color="#1F1F1F"/>
    </style:style>
    <style:style style:name="T21" style:parent-style-name="Élevé" style:family="text">
      <style:text-properties style:font-name="Times New Roman" style:font-name-complex="Times New Roman" fo:color="#1F1F1F"/>
    </style:style>
    <style:style style:name="T22" style:parent-style-name="Policepardéfaut" style:family="text">
      <style:text-properties style:font-name="Times New Roman" style:font-name-complex="Times New Roman" fo:color="#1F1F1F"/>
    </style:style>
    <style:style style:name="T23" style:parent-style-name="Policepardéfaut" style:family="text">
      <style:text-properties style:font-name="Times New Roman" style:font-name-complex="Times New Roman" fo:color="#1F1F1F"/>
    </style:style>
    <style:style style:name="T24" style:parent-style-name="Policepardéfaut" style:family="text">
      <style:text-properties style:font-name="Times New Roman" style:font-name-complex="Times New Roman" fo:color="#1F1F1F"/>
    </style:style>
    <style:style style:name="P25" style:parent-style-name="NormalWeb" style:list-style-name="LFO5" style:family="paragraph">
      <style:paragraph-properties fo:margin-top="0.25in" fo:margin-bottom="0.25in" fo:background-color="#FFFFFF"/>
    </style:style>
    <style:style style:name="T26" style:parent-style-name="Élevé" style:family="text">
      <style:text-properties style:font-name="Times New Roman" style:font-name-complex="Times New Roman" fo:color="#1F1F1F"/>
    </style:style>
    <style:style style:name="T27" style:parent-style-name="Élevé" style:family="text">
      <style:text-properties style:font-name="Times New Roman" style:font-name-complex="Times New Roman" fo:color="#1F1F1F"/>
    </style:style>
    <style:style style:name="T28" style:parent-style-name="Élevé" style:family="text">
      <style:text-properties style:font-name="Times New Roman" style:font-name-complex="Times New Roman" fo:color="#1F1F1F"/>
    </style:style>
    <style:style style:name="T29" style:parent-style-name="Policepardéfaut" style:family="text">
      <style:text-properties style:font-name="Times New Roman" style:font-name-complex="Times New Roman" fo:color="#1F1F1F"/>
    </style:style>
    <style:style style:name="T30" style:parent-style-name="Policepardéfaut" style:family="text">
      <style:text-properties style:font-name="Times New Roman" style:font-name-complex="Times New Roman" fo:color="#1F1F1F"/>
    </style:style>
    <style:style style:name="T31" style:parent-style-name="Policepardéfaut" style:family="text">
      <style:text-properties style:font-name="Times New Roman" style:font-name-complex="Times New Roman" fo:color="#1F1F1F"/>
    </style:style>
    <style:style style:name="P32" style:parent-style-name="NormalWeb" style:list-style-name="LFO5" style:family="paragraph">
      <style:paragraph-properties fo:margin-top="0.25in" fo:margin-bottom="0.25in" fo:background-color="#FFFFFF"/>
    </style:style>
    <style:style style:name="T33" style:parent-style-name="Élevé" style:family="text">
      <style:text-properties style:font-name="Times New Roman" style:font-name-complex="Times New Roman" fo:color="#1F1F1F"/>
    </style:style>
    <style:style style:name="T34" style:parent-style-name="Élevé" style:family="text">
      <style:text-properties style:font-name="Times New Roman" style:font-name-complex="Times New Roman" fo:color="#1F1F1F"/>
    </style:style>
    <style:style style:name="T35" style:parent-style-name="Élevé" style:family="text">
      <style:text-properties style:font-name="Times New Roman" style:font-name-complex="Times New Roman" fo:color="#1F1F1F"/>
    </style:style>
    <style:style style:name="T36" style:parent-style-name="Policepardéfaut" style:family="text">
      <style:text-properties style:font-name="Times New Roman" style:font-name-complex="Times New Roman" fo:color="#1F1F1F"/>
    </style:style>
    <style:style style:name="T37" style:parent-style-name="Policepardéfaut" style:family="text">
      <style:text-properties style:font-name="Times New Roman" style:font-name-complex="Times New Roman" fo:color="#1F1F1F"/>
    </style:style>
    <style:style style:name="P38" style:parent-style-name="NormalWeb" style:list-style-name="LFO5" style:family="paragraph">
      <style:paragraph-properties fo:margin-top="0.25in" fo:margin-bottom="0.25in" fo:background-color="#FFFFFF"/>
    </style:style>
    <style:style style:name="T39" style:parent-style-name="Élevé" style:family="text">
      <style:text-properties style:font-name="Times New Roman" style:font-name-complex="Times New Roman" fo:color="#1F1F1F"/>
    </style:style>
    <style:style style:name="T40" style:parent-style-name="Élevé" style:family="text">
      <style:text-properties style:font-name="Times New Roman" style:font-name-complex="Times New Roman" fo:color="#1F1F1F"/>
    </style:style>
    <style:style style:name="T41" style:parent-style-name="Élevé" style:family="text">
      <style:text-properties style:font-name="Times New Roman" style:font-name-complex="Times New Roman" fo:color="#1F1F1F"/>
    </style:style>
    <style:style style:name="T42" style:parent-style-name="Policepardéfaut" style:family="text">
      <style:text-properties style:font-name="Times New Roman" style:font-name-complex="Times New Roman" fo:color="#1F1F1F"/>
    </style:style>
    <style:style style:name="T43" style:parent-style-name="Policepardéfaut" style:family="text">
      <style:text-properties style:font-name="Times New Roman" style:font-name-complex="Times New Roman" fo:color="#1F1F1F"/>
    </style:style>
    <style:style style:name="P44" style:parent-style-name="Paragraphedeliste" style:list-style-name="LFO5"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45" style:parent-style-name="Normal" style:family="paragraph">
      <style:paragraph-properties fo:margin-top="0.25in" fo:margin-bottom="0.25in" style:line-height-at-least="0.25in" fo:margin-left="0.25in">
        <style:tab-stops/>
      </style:paragraph-properties>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46" style:parent-style-name="Paragraphedeliste"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47" style:parent-style-name="Paragraphedeliste" style:list-style-name="LFO5"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48" style:parent-style-name="Paragraphedeliste" style:list-style-name="LFO5"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49" style:parent-style-name="Paragraphedeliste" style:list-style-name="LFO5"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50" style:parent-style-name="Paragraphedeliste" style:list-style-name="LFO5"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51" style:parent-style-name="Paragraphedeliste" style:list-style-name="LFO5" style:family="paragraph">
      <style:paragraph-properties fo:margin-top="0.25in" fo:margin-bottom="0.25in" style:line-height-at-least="0.25in"/>
    </style:style>
    <style:style style:name="T52" style:parent-style-name="Policepardéfaut" style:family="text">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T53" style:parent-style-name="Lienhypertexte" style:family="text">
      <style:text-properties style:font-name-asian="Times New Roman" style:font-name-complex="Times New Roman" fo:font-weight="normal" style:font-weight-asian="normal" fo:font-size="12pt" style:font-size-asian="12pt" style:font-size-complex="12pt" style:language-asian="fr" style:country-asian="FR"/>
    </style:style>
    <style:style style:name="P54"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55"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56"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57"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58"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59"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60"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61"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62"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63"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64"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65"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66"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67"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68"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69"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70"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71"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72"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73"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74"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75"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76"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fo:language="en" fo:country="US" style:language-asian="fr" style:country-asian="FR"/>
    </style:style>
    <style:style style:name="P77" style:parent-style-name="Normal" style:family="paragraph">
      <style:paragraph-properties fo:margin-top="0.25in" fo:margin-bottom="0.25in" style:line-height-at-least="0.25in"/>
    </style:style>
    <style:style style:name="T78" style:parent-style-name="Policepardéfaut" style:family="text">
      <style:text-properties style:font-name-asian="Times New Roman" style:font-name-complex="Times New Roman" fo:font-weight="normal" style:font-weight-asian="normal" fo:color="#1F1F1F" fo:font-size="12pt" style:font-size-asian="12pt" style:font-size-complex="12pt" fo:language="en" fo:country="US" style:language-asian="fr" style:country-asian="FR"/>
    </style:style>
    <style:style style:name="T79" style:parent-style-name="Policepardéfaut" style:family="text">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80"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81"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82"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83"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84"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85"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86"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87"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88" style:parent-style-name="Normal" style:family="paragraph">
      <style:paragraph-properties fo:margin-top="0.25in" fo:margin-bottom="0.25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89" style:parent-style-name="Normal" style:family="paragraph">
      <style:paragraph-properties fo:margin-top="0.25in" fo:margin-bottom="0.25in" style:line-height-at-least="0.25in"/>
      <style:text-properties style:font-name-asian="Times New Roman" style:font-name-complex="Times New Roman" style:font-weight-complex="bold" fo:color="#1F1F1F" fo:font-size="12pt" style:font-size-asian="12pt" style:font-size-complex="12pt" style:language-asian="fr" style:country-asian="FR"/>
    </style:style>
    <style:style style:name="P90" style:parent-style-name="Normal" style:family="paragraph">
      <style:paragraph-properties fo:text-align="justify" fo:margin-bottom="0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91" style:parent-style-name="Normal" style:family="paragraph">
      <style:paragraph-properties fo:text-align="justify" fo:margin-bottom="0in" style:line-height-at-least="0.25in"/>
    </style:style>
    <style:style style:name="T92" style:parent-style-name="Policepardéfaut" style:family="text">
      <style:text-properties style:font-name-asian="Times New Roman" style:font-name-complex="Times New Roman" style:font-weight-complex="bold" fo:color="#1F1F1F" fo:font-size="12pt" style:font-size-asian="12pt" style:font-size-complex="12pt" style:language-asian="fr" style:country-asian="FR"/>
    </style:style>
    <style:style style:name="T93" style:parent-style-name="Policepardéfaut" style:family="text">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T94" style:parent-style-name="Policepardéfaut" style:family="text">
      <style:text-properties style:font-name-asian="Times New Roman" style:font-name-complex="Times New Roman" style:font-weight-complex="bold" fo:color="#1F1F1F" fo:font-size="12pt" style:font-size-asian="12pt" style:font-size-complex="12pt" style:language-asian="fr" style:country-asian="FR"/>
    </style:style>
    <style:style style:name="T95" style:parent-style-name="Policepardéfaut" style:family="text">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T96" style:parent-style-name="Policepardéfaut" style:family="text">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T97" style:parent-style-name="Policepardéfaut" style:family="text">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T98" style:parent-style-name="Policepardéfaut" style:family="text">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T99" style:parent-style-name="Policepardéfaut" style:family="text">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T100" style:parent-style-name="Policepardéfaut" style:family="text">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101" style:parent-style-name="Normal" style:family="paragraph">
      <style:paragraph-properties fo:text-align="justify" fo:margin-bottom="0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102" style:parent-style-name="Normal" style:family="paragraph">
      <style:paragraph-properties fo:text-align="justify" fo:margin-bottom="0in" style:line-height-at-least="0.25in"/>
      <style:text-properties style:font-name-asian="Times New Roman" style:font-name-complex="Times New Roman" style:font-weight-complex="bold" fo:color="#1F1F1F" fo:font-size="12pt" style:font-size-asian="12pt" style:font-size-complex="12pt" style:language-asian="fr" style:country-asian="FR"/>
    </style:style>
    <style:style style:name="P103" style:parent-style-name="Normal" style:family="paragraph">
      <style:paragraph-properties fo:text-align="justify" fo:margin-bottom="0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104" style:parent-style-name="Normal" style:family="paragraph">
      <style:paragraph-properties fo:text-align="justify" fo:margin-bottom="0in" style:line-height-at-least="0.25in"/>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105" style:parent-style-name="Normal" style:family="paragraph">
      <style:paragraph-properties fo:text-align="justify" fo:margin-bottom="0in" style:line-height-at-least="0.25in"/>
    </style:style>
    <style:style style:name="T106" style:parent-style-name="Policepardéfaut" style:family="text">
      <style:text-properties style:font-name-asian="Times New Roman" style:font-name-complex="Times New Roman" style:font-weight-complex="bold" fo:color="#1F1F1F" fo:font-size="12pt" style:font-size-asian="12pt" style:font-size-complex="12pt" style:language-asian="fr" style:country-asian="FR"/>
    </style:style>
    <style:style style:name="T107" style:parent-style-name="Policepardéfaut" style:family="text">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T108" style:parent-style-name="Policepardéfaut" style:family="text">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T109" style:parent-style-name="Policepardéfaut" style:family="text">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P110" style:parent-style-name="Normal" style:family="paragraph">
      <style:paragraph-properties fo:margin-top="0.25in" fo:margin-bottom="0.25in" style:line-height-at-least="0.25in"/>
    </style:style>
    <style:style style:name="T111" style:parent-style-name="Policepardéfaut" style:family="text">
      <style:text-properties style:font-name-asian="Times New Roman" style:font-name-complex="Times New Roman" fo:font-weight="normal" style:font-weight-asian="normal" fo:color="#1F1F1F" fo:font-size="12pt" style:font-size-asian="12pt" style:font-size-complex="12pt" style:language-asian="fr" style:country-asian="FR"/>
    </style:style>
    <style:style style:name="T112" style:parent-style-name="Policepardéfaut" style:family="text">
      <style:text-properties style:font-name="Arial" style:font-name-asian="Times New Roman" style:font-name-complex="Arial" fo:font-weight="normal" style:font-weight-asian="normal" fo:color="#FF0000" fo:font-size="12pt" style:font-size-asian="12pt" style:font-size-complex="12pt" style:language-asian="fr" style:country-asian="FR"/>
    </style:style>
    <style:style style:name="T113" style:parent-style-name="Policepardéfaut" style:family="text">
      <style:text-properties style:font-name="Arial" style:font-name-asian="Times New Roman" style:font-name-complex="Arial" fo:font-weight="normal" style:font-weight-asian="normal" fo:color="#1F1F1F" fo:font-size="12pt" style:font-size-asian="12pt" style:font-size-complex="12pt" style:language-asian="fr" style:country-asian="FR"/>
    </style:style>
    <style:style style:name="P114" style:parent-style-name="Normal" style:family="paragraph">
      <style:paragraph-properties fo:text-align="justify"/>
      <style:text-properties fo:font-size="12pt" style:font-size-asian="12pt" style:font-size-complex="9pt"/>
    </style:style>
    <style:style style:name="P115" style:parent-style-name="Normal" style:family="paragraph">
      <style:paragraph-properties fo:text-align="justify"/>
      <style:text-properties fo:font-size="12pt" style:font-size-asian="12pt" style:font-size-complex="9pt"/>
    </style:style>
    <style:style style:name="P116" style:parent-style-name="Normal" style:family="paragraph">
      <style:paragraph-properties fo:text-align="justify"/>
      <style:text-properties fo:font-size="12pt" style:font-size-asian="12pt" style:font-size-complex="9pt"/>
    </style:style>
    <style:style style:name="P117"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18"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19"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20"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21"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22"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23"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24"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25"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26"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27"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28"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29"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30"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31"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32"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33"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34"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35"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36"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37"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38"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39"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40"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41"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42"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43"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44"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45"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46"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47"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48"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49"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50"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51" style:parent-style-name="Normal" style:family="paragraph">
      <style:paragraph-properties fo:text-align="justify"/>
      <style:text-properties fo:font-size="12pt" style:font-size-asian="12pt" style:font-size-complex="9pt"/>
    </style:style>
    <style:style style:name="P152" style:parent-style-name="Normal" style:family="paragraph">
      <style:paragraph-properties fo:text-align="justify"/>
      <style:text-properties fo:font-size="12pt" style:font-size-asian="12pt" style:font-size-complex="9pt"/>
    </style:style>
    <style:style style:name="P153" style:parent-style-name="Normal" style:family="paragraph">
      <style:paragraph-properties fo:text-align="justify"/>
      <style:text-properties fo:font-size="12pt" style:font-size-asian="12pt" style:font-size-complex="9pt"/>
    </style:style>
    <style:style style:name="P154" style:parent-style-name="Normal" style:family="paragraph">
      <style:paragraph-properties fo:text-align="justify"/>
      <style:text-properties fo:font-size="12pt" style:font-size-asian="12pt" style:font-size-complex="9pt"/>
    </style:style>
    <style:style style:name="P155"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56"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57"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58"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59"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60"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61"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62"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63"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64" style:parent-style-name="Normal" style:family="paragraph">
      <style:paragraph-properties fo:text-align="justify"/>
    </style:style>
    <style:style style:name="P165" style:parent-style-name="Normal" style:family="paragraph">
      <style:paragraph-properties fo:text-align="justify"/>
      <style:text-properties fo:font-weight="normal" style:font-weight-asian="normal" style:font-weight-complex="bold" fo:font-size="12pt" style:font-size-asian="12pt" style:font-size-complex="9pt"/>
    </style:style>
    <style:style style:name="P166" style:parent-style-name="Normal" style:family="paragraph">
      <style:paragraph-properties fo:margin-bottom="0.25in" style:line-height-at-least="0.25in"/>
      <style:text-properties style:font-name="Arial" style:font-name-asian="Times New Roman" style:font-name-complex="Arial" fo:font-weight="normal" style:font-weight-asian="normal" fo:color="#1F1F1F" fo:font-size="12pt" style:font-size-asian="12pt" style:font-size-complex="12pt" style:language-asian="fr" style:country-asian="FR"/>
    </style:style>
    <style:style style:name="P167" style:parent-style-name="Normal" style:list-style-name="LFO6" style:family="paragraph">
      <style:paragraph-properties fo:margin-bottom="0in" style:line-height-at-least="0.25in" fo:margin-left="0in">
        <style:tab-stops>
          <style:tab-stop style:type="left" style:position="0.5in"/>
        </style:tab-stops>
      </style:paragraph-properties>
    </style:style>
    <style:style style:name="T168" style:parent-style-name="Policepardéfaut" style:family="text">
      <style:text-properties style:font-name="Arial" style:font-name-asian="Times New Roman" style:font-name-complex="Arial" fo:font-weight="normal" style:font-weight-asian="normal" fo:color="#1F1F1F" fo:font-size="12pt" style:font-size-asian="12pt" style:font-size-complex="12pt" style:language-asian="fr" style:country-asian="FR"/>
    </style:style>
    <style:style style:name="T169" style:parent-style-name="Policepardéfaut" style:family="text">
      <style:text-properties style:font-name="Arial" style:font-name-asian="Times New Roman" style:font-name-complex="Arial" fo:font-weight="normal" style:font-weight-asian="normal" fo:color="#1F1F1F" fo:font-size="12pt" style:font-size-asian="12pt" style:font-size-complex="12pt" style:language-asian="fr" style:country-asian="FR"/>
    </style:style>
    <style:style style:name="P170" style:parent-style-name="Normal" style:list-style-name="LFO6" style:family="paragraph">
      <style:paragraph-properties fo:margin-bottom="0in" style:line-height-at-least="0.25in" fo:margin-left="0in">
        <style:tab-stops>
          <style:tab-stop style:type="left" style:position="0.5in"/>
        </style:tab-stops>
      </style:paragraph-properties>
    </style:style>
    <style:style style:name="T171" style:parent-style-name="Policepardéfaut" style:family="text">
      <style:text-properties style:font-name="Arial" style:font-name-asian="Times New Roman" style:font-name-complex="Arial" fo:font-weight="normal" style:font-weight-asian="normal" fo:color="#1F1F1F" fo:font-size="12pt" style:font-size-asian="12pt" style:font-size-complex="12pt" style:language-asian="fr" style:country-asian="FR"/>
    </style:style>
    <style:style style:name="T172" style:parent-style-name="Policepardéfaut" style:family="text">
      <style:text-properties style:font-name="Arial" style:font-name-asian="Times New Roman" style:font-name-complex="Arial" fo:font-weight="normal" style:font-weight-asian="normal" fo:color="#1F1F1F" fo:font-size="12pt" style:font-size-asian="12pt" style:font-size-complex="12pt" style:language-asian="fr" style:country-asian="FR"/>
    </style:style>
    <style:style style:name="P173" style:parent-style-name="Normal" style:list-style-name="LFO6" style:family="paragraph">
      <style:paragraph-properties fo:margin-bottom="0in" style:line-height-at-least="0.25in" fo:margin-left="0in">
        <style:tab-stops>
          <style:tab-stop style:type="left" style:position="0.5in"/>
        </style:tab-stops>
      </style:paragraph-properties>
    </style:style>
    <style:style style:name="T174" style:parent-style-name="Policepardéfaut" style:family="text">
      <style:text-properties style:font-name="Arial" style:font-name-asian="Times New Roman" style:font-name-complex="Arial" fo:font-weight="normal" style:font-weight-asian="normal" fo:color="#1F1F1F" fo:font-size="12pt" style:font-size-asian="12pt" style:font-size-complex="12pt" style:language-asian="fr" style:country-asian="FR"/>
    </style:style>
    <style:style style:name="T175" style:parent-style-name="Policepardéfaut" style:family="text">
      <style:text-properties style:font-name="Arial" style:font-name-asian="Times New Roman" style:font-name-complex="Arial" fo:font-weight="normal" style:font-weight-asian="normal" fo:color="#1F1F1F" fo:font-size="12pt" style:font-size-asian="12pt" style:font-size-complex="12pt" style:language-asian="fr" style:country-asian="FR"/>
    </style:style>
    <style:style style:name="P176" style:parent-style-name="Normal" style:list-style-name="LFO6" style:family="paragraph">
      <style:paragraph-properties fo:margin-bottom="0in" style:line-height-at-least="0.25in" fo:margin-left="0in">
        <style:tab-stops>
          <style:tab-stop style:type="left" style:position="0.5in"/>
        </style:tab-stops>
      </style:paragraph-properties>
    </style:style>
    <style:style style:name="T177" style:parent-style-name="Policepardéfaut" style:family="text">
      <style:text-properties style:font-name="Arial" style:font-name-asian="Times New Roman" style:font-name-complex="Arial" fo:font-weight="normal" style:font-weight-asian="normal" fo:color="#1F1F1F" fo:font-size="12pt" style:font-size-asian="12pt" style:font-size-complex="12pt" style:language-asian="fr" style:country-asian="FR"/>
    </style:style>
    <style:style style:name="T178" style:parent-style-name="Policepardéfaut" style:family="text">
      <style:text-properties style:font-name="Arial" style:font-name-asian="Times New Roman" style:font-name-complex="Arial" fo:font-weight="normal" style:font-weight-asian="normal" fo:color="#1F1F1F" fo:font-size="12pt" style:font-size-asian="12pt" style:font-size-complex="12pt" style:language-asian="fr" style:country-asian="FR"/>
    </style:style>
    <style:style style:name="P179" style:parent-style-name="Normal" style:family="paragraph">
      <style:text-properties fo:font-weight="normal" style:font-weight-asian="normal" style:font-weight-complex="bold" fo:font-size="12pt" style:font-size-asian="12pt" style:font-size-complex="9pt"/>
    </style:style>
  </office:automatic-styles>
  <office:body>
    <office:text text:use-soft-page-breaks="true">
      <text:p text:style-name="P1">Chapitre 03</text:p>
      <text:p text:style-name="P2">Introduction:<text:s/></text:p>
      <text:p text:style-name="P3"><text:span text:style-name="T4">Les modèles transformateurs sont une architecture d'apprentissage automatique révolutionnaire qui a révolutionné le domaine du traitement du langage naturel (NLP). Ils sont capables d'apprendre des relations complexes entre les mots d'une séquence, ce qui les rend très performants pour une variété de tâches NLP, notamment la traduction automatique, la compréhension du langage naturel et la génération de texte.</text:span><text:span text:style-name="T5"><text:s text:c="2"/></text:span><text:span text:style-name="T6">Dans ce chapitre, nous proposons un aperçu complet<text:s/></text:span><text:span text:style-name="T7">des applications</text:span><text:span text:style-name="T8"><text:s/>des modèles transformateurs.<text:s/></text:span><text:span text:style-name="T9">En outre, nous mettrons en avant les modèles transformateurs les plus reconnus dans chaque domaine abordé.</text:span></text:p>
      <text:p text:style-name="P10">Questions Réponse<text:s/></text:p>
      <text:p text:style-name="P11"><text:span text:style-name="T12">La réponse aux questions est une tâche du NLP</text:span><text:span text:style-name="T13"><text:s/>qui consiste à fournir une réponse à une question posée en langage naturel.<text:s/></text:span><text:span text:style-name="T14">L'objectif de la réponse aux questions est d'extraire les informations pertinentes d'un corpus de texte donné et de les présenter sous la forme d'une réponse à la question de l'utilisateur.<text:s/></text:span><text:span text:style-name="T15">Ces systèmes peuvent fonctionner sur un large éventail de types de textes, y compris les articles d'actualité, les pages Wikipédia et autres, Ils peuvent également répondre à un large éventail de questions. Les sous-tâches les plus courantes sont les suivantes :</text:span><text:span text:style-name="T16"><text:s/></text:span></text:p>
      <text:p text:style-name="P17">Les tâches diffèrent par le type de questions qui sont posées, le type de texte sur lequel les réponses doivent être trouvées et le niveau de compréhension nécessaire pour répondre correctement aux questions.</text:p>
      <text:list text:style-name="LFO5" text:continue-numbering="true">
        <text:list-item>
          <text:p text:style-name="P18"><text:span text:style-name="T19">Réponse aux questions en domaine ouvert (ODQA)</text:span><text:span text:style-name="T20"><text:s/></text:span><text:span text:style-name="T21">:</text:span><text:span text:style-name="T22"><text:s/>L'objectif est de trouver les informations les plus pertinentes pour répondre à la question</text:span><text:span text:style-name="T23"><text:s/>dans un domaine ouvert</text:span><text:span text:style-name="T24">, même si cela nécessite de synthétiser des informations provenant de plusieurs sources.<text:s/></text:span></text:p>
        </text:list-item>
        <text:list-item>
          <text:p text:style-name="P25"><text:span text:style-name="T26">Réponse aux questions conversationnelles (CQA)</text:span><text:span text:style-name="T27"><text:s/></text:span><text:span text:style-name="T28">:</text:span><text:span text:style-name="T29"><text:s/></text:span><text:span text:style-name="T30">C</text:span><text:span text:style-name="T31">onsiste à répondre à des questions dans un contexte conversationnel, où le modèle doit comprendre le contexte de la conversation et générer une réponse qui soit pertinente et appropriée.<text:s/></text:span></text:p>
        </text:list-item>
        <text:list-item>
          <text:p text:style-name="P32"><text:span text:style-name="T33">Sélection de réponse</text:span><text:span text:style-name="T34"><text:s/></text:span><text:span text:style-name="T35">:</text:span><text:span text:style-name="T36"><text:s/>C</text:span><text:span text:style-name="T37">onsiste à classer un ensemble de réponses candidates pour une question donnée, l'objectif étant de sélectionner la réponse la plus précise parmi l'ensemble des candidates.<text:s/></text:span></text:p>
        </text:list-item>
        <text:list-item>
          <text:p text:style-name="P38"><text:span text:style-name="T39">Compréhension de la lecture automatique (MRC)</text:span><text:span text:style-name="T40"><text:s/></text:span><text:span text:style-name="T41">:</text:span><text:span text:style-name="T42"><text:s/>C</text:span><text:span text:style-name="T43">onsiste à comprendre et répondre à des questions sur un passage de texte donné. Le modèle doit être capable de comprendre le texte, d'extraire les informations pertinentes et de générer une réponse qui soit précise et pertinente à la question.<text:s/></text:span></text:p>
        </text:list-item>
        <text:list-item>
          <text:p text:style-name="P44">Les modèles de transformateurs ont été très performants pour toutes ces tâches. Ils sont capables d'apprendre des relations complexes entre les mots d'une séquence, ce qui les rend très efficaces pour comprendre le sens des questions et trouver les informations pertinentes dans le texte.</text:p>
        </text:list-item>
      </text:list>
      <text:p text:style-name="P45">Les modèles de transformateurs sont devenus un choix populaire pour les tâches de réponse aux questions dans le traitement du langage naturel (NLP)[1][4]. Le modèle de transformateur utilise un mécanisme d'auto-attention pour capturer les dépendances de séquence à longue portée avec une fenêtre de contexte plus large, ce qui lui permet de générer du texte jeton par jeton sur la base du contexte précédent[3][5]. Pour répondre à une question à l'aide d'un modèle de transformateur, l'entrée est généralement une question et la sortie est la réponse [1][4]. Le modèle de transformateur peut être affiné pour une tâche spécifique de réponse à une question ou peut être utilisé comme un modèle pré-entraîné qui a déjà appris à répondre à des questions [2][4]. Les recherches récentes<text:s/></text:p>
      <text:p text:style-name="P46"><text:s/>[1] https://www.techtarget.com/searchenterpriseai/definition/transformer-model</text:p>
      <text:list text:style-name="LFO5" text:continue-numbering="true">
        <text:list-item>
          <text:p text:style-name="P47">[2] https://huggingface.co/learn/nlp-course/chapter1/4</text:p>
        </text:list-item>
        <text:list-item>
          <text:p text:style-name="P48">[3] https://txt.cohere.com/what-are-transformer-models/</text:p>
        </text:list-item>
        <text:list-item>
          <text:p text:style-name="P49">[4] https://datasciencedojo.com/blog/transformer-models/</text:p>
        </text:list-item>
        <text:list-item>
          <text:p text:style-name="P50">[5] https://blogs.nvidia.com/blog/2022/03/25/what-is-a-transformer-model/</text:p>
        </text:list-item>
        <text:list-item>
          <text:p text:style-name="P51"><text:span text:style-name="T52">[6]<text:s/></text:span><text:a xlink:href="https://www.techopedia.com/definition/34952/transformer-model-machine-learning" office:target-frame-name="_top" xlink:show="replace"><text:span text:style-name="T53">https://www.techopedia.com/definition/34952/transformer-model-machine-learning</text:span></text:a></text:p>
        </text:list-item>
      </text:list>
      <text:p text:style-name="P54">Voici quelques exemples d'applications de modèles Transformers dans le domaine de la question-réponse en NLP :</text:p>
      <text:p text:style-name="P55"/>
      <text:p text:style-name="P56">1. **BERT (Bidirectional Encoder Representations from Transformers)** :</text:p>
      <text:p text:style-name="P57"><text:s text:c="3"/>- *Application : Réponses courtes*</text:p>
      <text:p text:style-name="P58"><text:s text:c="5"/>- BERT est souvent utilisé pour générer des réponses courtes à des questions posées en langage naturel.</text:p>
      <text:p text:style-name="P59"><text:s text:c="5"/>- Exemple : "Quelle est la capitale de la France ?" - Réponse générée : "Paris".</text:p>
      <text:p text:style-name="P60"/>
      <text:soft-page-break/>
      <text:p text:style-name="P61">2. **T5 (Text-to-Text Transfer Transformer)** :</text:p>
      <text:p text:style-name="P62"><text:s text:c="3"/>- *Application : Réponses sous forme de texte*</text:p>
      <text:p text:style-name="P63"><text:s text:c="5"/>- T5 peut être utilisé pour transformer une question en une réponse complète sous forme de texte.</text:p>
      <text:p text:style-name="P64"><text:s text:c="5"/>- Exemple : "Expliquez le fonctionnement de la photosynthèse."</text:p>
      <text:p text:style-name="P65"/>
      <text:p text:style-name="P66">3. **DistilBERT** :</text:p>
      <text:p text:style-name="P67"><text:s text:c="3"/>- *Application : Réponses succinctes*</text:p>
      <text:p text:style-name="P68"><text:s text:c="5"/>- DistilBERT, une version plus légère de BERT, est utilisé pour générer des réponses de manière concise.</text:p>
      <text:p text:style-name="P69"><text:s text:c="5"/>- Exemple : "Qu'est-ce que l'intelligence artificielle ?" - Réponse générée : "L'intelligence artificielle (IA) est un domaine de l'informatique qui..."</text:p>
      <text:p text:style-name="P70"/>
      <text:p text:style-name="P71">4. **GPT-3 (Generative Pre-trained Transformer 3)** :</text:p>
      <text:p text:style-name="P72"><text:s text:c="3"/>- *Application : Génération de réponses créatives*</text:p>
      <text:p text:style-name="P73"><text:s text:c="5"/>- GPT-3 peut être utilisé pour générer des réponses plus longues et créatives, souvent utilisées dans des scénarios où des explications détaillées sont nécessaires.</text:p>
      <text:p text:style-name="P74"><text:s text:c="5"/>- Exemple : "Donnez-moi une description détaillée de la théorie de la relativité d'Einstein."</text:p>
      <text:p text:style-name="P75"/>
      <text:p text:style-name="P76">5. **RoBERTa (Robustly optimized BERT approach)** :</text:p>
      <text:p text:style-name="P77"><text:span text:style-name="T78"><text:s text:c="3"/></text:span><text:span text:style-name="T79">- *Application : Réponses contextualisées*</text:span></text:p>
      <text:soft-page-break/>
      <text:p text:style-name="P80"><text:s text:c="5"/>- RoBERTa est utilisé pour générer des réponses qui tiennent compte du contexte global de la question.</text:p>
      <text:p text:style-name="P81"><text:s text:c="5"/>- Exemple : "Quels sont les avantages et les inconvénients de l'énergie solaire ?"</text:p>
      <text:p text:style-name="P82"/>
      <text:p text:style-name="P83">6. **ALBERT (A Lite BERT)** :</text:p>
      <text:p text:style-name="P84"><text:s text:c="3"/>- *Application : Traitement efficace des grandes quantités de données*</text:p>
      <text:p text:style-name="P85"><text:s text:c="5"/>- ALBERT peut être utilisé pour des tâches de question-réponse sur de grandes quantités de données tout en conservant une performance élevée.</text:p>
      <text:p text:style-name="P86"><text:s text:c="5"/>- Exemple : Traitement d'une base de données de questions-réponses fréquemment posées.</text:p>
      <text:p text:style-name="P87"/>
      <text:p text:style-name="P88">Ces modèles Transformers sont adaptés à différentes tâches de question-réponse en NLP en raison de leurs capacités à comprendre les contextes complexes et à générer des réponses de manière précise et contextuelle.</text:p>
      <text:p text:style-name="P89">La traduction automatique<text:s/></text:p>
      <text:p text:style-name="P90">L'objectif est de<text:s/>générer<text:s/>une traduction précise<text:s/>qui transmette le sens du texte source dans la langue cible. Les modèles de traduction automatique suivent<text:s/>adoptent<text:s/>une architecture encodeur-décodeur pour capturer efficacement le contexte à l'aide d'un encodeur bidirectionnel et pour pouvoir générer du texte<text:s/>de texte de longueur variable, en suivant la formulation originale de l'architecture transformer.<text:s text:c="2"/>Il existe plusieurs sous-tâches au sein de la traduction automatique, chacune ayant ses propres défis et exigences. Parmi les sous-tâches les plus courantes, on peut citer :</text:p>
      <text:p text:style-name="P91"><text:span text:style-name="T92">Translittération</text:span><text:span text:style-name="T93"><text:s/></text:span><text:span text:style-name="T94">:<text:s/></text:span><text:span text:style-name="T95">Convertir un</text:span><text:span text:style-name="T96"><text:s/>texte d'un alphabet à un autre, par exemple du latin au cyrillique.<text:s/></text:span><text:span text:style-name="T97">À la différence de la traduction classique, elle vise à préserver le sens des mots plutôt qu'à les traduire dans une autre langue. Les modèles conçus pour cette tâche</text:span><text:span text:style-name="T98"><text:s/>utilisent<text:s/></text:span><text:span text:style-name="T99">souvent un encodage au nive</text:span><text:span text:style-name="T100">au des caractères ou des octets.</text:span></text:p>
      <text:p text:style-name="P101"/>
      <text:p text:style-name="P102">Traduction automatique non supervisée (UMT) :<text:s/></text:p>
      <text:soft-page-break/>
      <text:p text:style-name="P103"><text:s/>Traduire entre deux langues sans disposer de données d'entraînement parallèles. Les modèles sont entraînés sur des données monolingues dans chaque langue, utilisant des approches non supervisées pour apprendre les relations linguistiques.<text:s/></text:p>
      <text:p text:style-name="P104"/>
      <text:p text:style-name="P105"><text:span text:style-name="T106">Induction de lexique bilingue (BLI) :</text:span><text:span text:style-name="T107"><text:s/></text:span><text:span text:style-name="T108">Etablir<text:s/></text:span><text:span text:style-name="T109">un lexique bilingue, une cartographie entre des mots dans deux langues. Le BLI est un élément essentiel de la traduction automatique et est souvent utilisé comme étape de prétraitement pour créer des alignements initiaux entre les mots des langues source et cible.</text:span></text:p>
      <text:p text:style-name="P110"><text:span text:style-name="T111">Les sous-tâches de la traduction automatique comprennent la translittération</text:span><text:span text:style-name="T112">, la traduction automatique non supervisée et l'induction de lexique bilingue. La translittération consiste à convertir un texte d'un alphabet à un autre. La traduction automatique non supervisée consiste à traduire entre deux langues sans utiliser de données d'entraînement parallèles. L'induction de lexique bilingue consiste à créer une cartographie entre les mots de deux langues</text:span><text:span text:style-name="T113">.</text:span></text:p>
      <text:p text:style-name="P114"/>
      <text:p text:style-name="P115"/>
      <text:p text:style-name="P116">Génération de texte</text:p>
      <text:p text:style-name="P117">L’objectif<text:s/>est de produire automatiquement un nouveau texte. Le résultat peut être un mot, une expression, une phrase ou un texte complet, et est utilisé pour les chatbots, la création de contenu, etc. Le texte généré doit refléter une compréhension de l'entrée et de la langue générée, et la qualité et la cohérence du texte généré peuvent varier en fonction de l'approche utilisée. La génération de texte a connu un regain d'intérêt suite à la publication d'API commerciales telles que GPT, Cohere et ChatGPT. La génération de texte suit généralement une architecture de décodeur uniquement ; cependant, les problèmes récents liés aux attaques par injection d'invite ont fait migrer une partie de l'attention vers des modèles de codeur = -décodeur qui ont été réglés sur les instructions, tels que T5 [26]. Bien que l'approche la plus importante de la génération de texte soit basée sur l'incitation, plusieurs autres formes de génération ont été étudiées dans la littérature et ont également trouvé un succès commercial. Les sous-tâches de génération de texte comprennent</text:p>
      <text:p text:style-name="P118">Pour la génération de texte, les modèles Transformers sont également largement utilisés en raison de leur capacité à capturer des relations complexes dans les données séquentielles. Voici quelques exemples d'applications de modèles Transformers pour la génération de texte :</text:p>
      <text:p text:style-name="P119"/>
      <text:p text:style-name="P120">1. **GPT-3 (Generative Pre-trained Transformer 3)** :</text:p>
      <text:p text:style-name="P121"><text:s text:c="3"/>- *Application : Génération de texte créatif*</text:p>
      <text:p text:style-name="P122"><text:s text:c="5"/>- GPT-3 excelle dans la génération de texte créatif, que ce soit pour la rédaction de contenu, la création de poèmes, ou d'autres formes d'écriture.</text:p>
      <text:soft-page-break/>
      <text:p text:style-name="P123"><text:s text:c="5"/>- Exemple : Génération d'un paragraphe créatif sur un sujet donné.</text:p>
      <text:p text:style-name="P124"/>
      <text:p text:style-name="P125">2. **T5 (Text-to-Text Transfer Transformer)** :</text:p>
      <text:p text:style-name="P126"><text:s text:c="3"/>- *Application : Génération de résumés*</text:p>
      <text:p text:style-name="P127"><text:s text:c="5"/>- T5 peut être utilisé pour transformer un texte en un résumé, adapté pour la génération automatique de résumés d'articles ou de documents.</text:p>
      <text:p text:style-name="P128"><text:s text:c="5"/>- Exemple : Génération d'un résumé d'un article de presse.</text:p>
      <text:p text:style-name="P129"/>
      <text:p text:style-name="P130">3. **BERT (Bidirectional Encoder Representations from Transformers)** :</text:p>
      <text:p text:style-name="P131"><text:s text:c="3"/>- *Application : Génération de texte contextuel*</text:p>
      <text:p text:style-name="P132"><text:s text:c="5"/>- Bien que BERT soit souvent utilisé pour la compréhension contextuelle, il peut également être adapté pour générer du texte en tenant compte du contexte global.</text:p>
      <text:p text:style-name="P133"><text:s text:c="5"/>- Exemple : Complétion automatique de phrases ou de paragraphes.</text:p>
      <text:p text:style-name="P134"/>
      <text:p text:style-name="P135">4. **XLNet** :</text:p>
      <text:p text:style-name="P136"><text:s text:c="3"/>- *Application : Génération basée sur des relations longue portée*</text:p>
      <text:p text:style-name="P137"><text:s text:c="5"/>- XLNet excelle dans la capture de relations longue portée, ce qui le rend adapté à la génération de texte nécessitant une compréhension approfondie du contexte.</text:p>
      <text:p text:style-name="P138"><text:s text:c="5"/>- Exemple : Génération d'un texte argumentatif sur un sujet complexe.</text:p>
      <text:p text:style-name="P139"/>
      <text:p text:style-name="P140">5. **CTRL (Conditional Transformer Language Model)** :</text:p>
      <text:p text:style-name="P141"><text:s text:c="3"/>- *Application : Génération de texte conditionnelle*</text:p>
      <text:p text:style-name="P142"><text:s text:c="5"/>- CTRL peut être utilisé pour générer du texte en se basant sur des conditions spécifiques, permettant une personnalisation du contenu généré.</text:p>
      <text:p text:style-name="P143"><text:s text:c="5"/>- Exemple : Génération de descriptions de produits basée sur des critères spécifiques.</text:p>
      <text:p text:style-name="P144"/>
      <text:p text:style-name="P145">6. **UniLM (Unified Language Model)** :</text:p>
      <text:p text:style-name="P146"><text:s text:c="3"/>- *Application : Génération multimodale*</text:p>
      <text:p text:style-name="P147"><text:s text:c="5"/>- UniLM est conçu pour la génération multimodale, intégrant des informations provenant de différentes sources telles que texte et image.</text:p>
      <text:p text:style-name="P148"><text:s text:c="5"/>- Exemple : Génération de descriptions pour des images.</text:p>
      <text:p text:style-name="P149"/>
      <text:soft-page-break/>
      <text:p text:style-name="P150">Ces modèles Transformers sont polyvalents et peuvent être adaptés pour générer du texte dans une variété de contextes, que ce soit pour des tâches créatives, des résumés automatiques, ou d'autres applications de génération de texte.</text:p>
      <text:p text:style-name="P151"/>
      <text:p text:style-name="P152">Analyse des sentiments</text:p>
      <text:p text:style-name="P153"/>
      <text:p text:style-name="P154">Résume :<text:s/></text:p>
      <text:p text:style-name="P155">Crée un texte bref à partir d'un fichier ou d'un document, à condition que le texte abrégé contienne les idées les plus importantes dans le texte d'origine<text:s/>prenant<text:s/>en compte plusieurs variables telles que la longueur, le style d'écriture et la construction, On peut distinguer deux types de programmes de synthèse automatisés : les programmes d'extraction et d'abstraction.<text:s/>Le premier<text:s/>repose sur la copie d'informations importantes pour le résumé (telles que des phrases de base et des paragraphes importants). Quant à l'abstraction ou au focus, il nécessite une reformulation. 12]</text:p>
      <text:p text:style-name="P156"/>
      <text:p text:style-name="P157"/>
      <text:p text:style-name="P158"/>
      <text:p text:style-name="P159"/>
      <text:p text:style-name="P160"/>
      <text:p text:style-name="P161"/>
      <text:p text:style-name="P162"/>
      <text:p text:style-name="P163"/>
      <text:p text:style-name="P164">Conclusion<text:s/></text:p>
      <text:p text:style-name="P165">Au fil des développements dans ce domaine dynamique, les transformateurs ont trouvé leur place dans diverses disciplines, de la compréhension du langage naturel à la vision par ordinateur, de l'analyse de séries temporelles à la génération de texte créatif. Leurs performances exceptionnelles ont propulsé ces modèles au-devant de la scène, suscitant un intérêt soutenu de la part de la communauté de la recherche et de l'industrie.</text:p>
      <text:p text:style-name="P166">La réponse aux questions est une tâche de traitement du langage naturel (NLP) qui consiste à fournir une réponse à une question posée en langage naturel. Les tâches de réponse aux questions peuvent être divisées en quatre catégories principales :</text:p>
      <text:list text:style-name="LFO6" text:continue-numbering="true">
        <text:list-item>
          <text:p text:style-name="P167"><text:span text:style-name="T168">Réponse aux questions en domaine ouvert (ODQA)</text:span><text:span text:style-name="T169"><text:s/>: consiste à trouver une réponse à une question dans un domaine ouvert, tel que l'ensemble de l'internet ou un large corpus de texte.</text:span></text:p>
        </text:list-item>
        <text:list-item>
          <text:p text:style-name="P170"><text:span text:style-name="T171">Réponse aux questions conversationnelles (CQA)</text:span><text:span text:style-name="T172"><text:s/>: consiste à répondre à des questions dans un contexte conversationnel, où le modèle doit comprendre le contexte de la conversation et générer une réponse qui soit pertinente et appropriée pour le contexte conversationnel actuel.</text:span></text:p>
        </text:list-item>
        <text:list-item>
          <text:p text:style-name="P173"><text:span text:style-name="T174">Sélection de réponse</text:span><text:span text:style-name="T175"><text:s/>: consiste à classer un ensemble de réponses candidates pour une question donnée, l'objectif étant de sélectionner la réponse la plus précise parmi l'ensemble des candidates.</text:span></text:p>
        </text:list-item>
        <text:list-item>
          <text:p text:style-name="P176"><text:span text:style-name="T177">Compréhension de la lecture automatique (MRC)</text:span><text:span text:style-name="T178"><text:s/>: consiste à comprendre et répondre à des questions sur un passage de texte donné.</text:span></text:p>
        </text:list-item>
      </text:list>
      <text:p text:style-name="P1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style:font-name="Times New Roman" fo:font-weight="bold" style:font-weight-asian="bold" fo:font-size="16pt" style:font-size-asian="16pt" fo:hyphenate="false"/>
    </style:style>
    <style:style style:name="Policepardéfaut" style:display-name="Police par défaut" style:family="tex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weight="normal" style:font-weight-asian="normal"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mpte Microsoft</meta:initial-creator>
    <dc:creator>Compte Microsoft</dc:creator>
    <meta:creation-date>2023-11-11T13:44:00Z</meta:creation-date>
    <dc:date>2023-11-11T16:35:00Z</dc:date>
    <meta:template xlink:href="Normal" xlink:type="simple"/>
    <meta:editing-cycles>1</meta:editing-cycles>
    <meta:editing-duration>PT9420S</meta:editing-duration>
    <meta:document-statistic meta:page-count="8" meta:paragraph-count="27" meta:word-count="2143" meta:character-count="13904" meta:row-count="98" meta:non-whitespace-character-count="11788"/>
  </office:meta>
</office:document-meta>
</file>